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70F8000030AFB317D951B577D9EB.svm" manifest:media-type=""/>
  <manifest:file-entry manifest:full-path="Pictures/1000000000000441000000E2E91BF3A8F1A81FA0.png" manifest:media-type="image/png"/>
  <manifest:file-entry manifest:full-path="Pictures/1000000000000448000002A8BFB5E5DFEA00FB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cm" svg:y="0.079cm" svg:width="17cm" svg:height="7.325cm" draw:z-index="0"><draw:image xlink:href="Pictures/20000009000070F8000030AFB317D951B577D9EB.svm" xlink:type="simple" xlink:show="embed" xlink:actuate="onLoad"/></draw:frame></text:p>
      <text:p text:style-name="Standard"/>
      <text:p text:style-name="Standard"><draw:frame draw:style-name="fr1" draw:name="Figura2" text:anchor-type="paragraph" svg:x="0cm" svg:y="0.644cm" svg:width="17cm" svg:height="3.528cm" draw:z-index="1"><draw:image xlink:href="Pictures/1000000000000441000000E2E91BF3A8F1A81FA0.png" xlink:type="simple" xlink:show="embed" xlink:actuate="onLoad"/></draw:frame></text:p>
      <text:p text:style-name="Standard"><draw:frame draw:style-name="fr1" draw:name="Figura3" text:anchor-type="paragraph" svg:x="0.079cm" svg:y="5.027cm" svg:width="17cm" svg:height="10.546cm" draw:z-index="2"><draw:image xlink:href="Pictures/1000000000000448000002A8BFB5E5DFEA00FB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0:54:24.988000000</meta:creation-date>
    <dc:date>2018-02-26T10:58:27.585000000</dc:date>
    <meta:editing-duration>PT4M3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5.3.1.2$Windows_X86_64 LibreOffice_project/e80a0e0fd1875e1696614d24c32df0f95f03deb2</meta:generator>
  </office:meta>
</office:document-meta>
</file>